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59cc" officeooo:paragraph-rsid="001559cc"/>
    </style:style>
    <style:style style:name="P2" style:family="paragraph" style:parent-style-name="Standard">
      <style:text-properties officeooo:paragraph-rsid="001559cc"/>
    </style:style>
    <style:style style:name="T1" style:family="text">
      <style:text-properties officeooo:rsid="001559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<text:tab/>Title Page<text:line-break/>2.<text:tab/>Terms of Reference<text:line-break/>3.<text:tab/>Summary (Abstract)<text:line-break/>4.<text:tab/>Contents (Table of Contents)<text:line-break/>5.<text:tab/>Introduction<text:line-break/>6.<text:tab/>Methods</text:p>
      <text:p text:style-name="P2"><text:tab/>- <text:span text:style-name="T1">Single sign-on to implement the communication between the 2 interfaces</text:span><text:line-break/>7.<text:tab/>Results<text:line-break/>8.<text:tab/>Discussion<text:line-break/>9.<text:tab/>Conclusion<text:line-break/>10.<text:tab/>Appendices<text:line-break/>11.<text:tab/>Bibliography<text:line-break/>12.<text:tab/>Acknowledgements<text:line-break/>13.<text:tab/>Glossary of Technical Ter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04:28.887000000</meta:creation-date>
    <dc:date>2018-09-12T16:33:39.259000000</dc:date>
    <meta:editing-duration>PT1H36M47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2" meta:word-count="47" meta:character-count="313" meta:non-whitespace-character-count="267"/>
  </office:meta>
</office:document-meta>
</file>